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cm" svg:height="5cm" svg:x="14.626cm" svg:y="0cm">
            <draw:object draw:notify-on-update-of-ranges="Sheet1.A2:Sheet1.A8 Sheet1.B1:Sheet1.B1 Sheet1.B2:Sheet1.B8 Sheet1.C1:Sheet1.C1 Sheet1.C2:Sheet1.C8 Sheet1.D1:Sheet1.D1 Sheet1.D2:Sheet1.D8 Sheet1.E1:Sheet1.E1 Sheet1.E2:Sheet1.E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cm" svg:height="5cm" svg:x="14.49cm" svg:y="5.91cm">
            <draw:object draw:notify-on-update-of-ranges="Sheet1.A18:Sheet1.A20 Sheet1.B17:Sheet1.B17 Sheet1.B18:Sheet1.B20 Sheet1.C17:Sheet1.C17 Sheet1.C18:Sheet1.C20 Sheet1.D17:Sheet1.D17 Sheet1.D18:Sheet1.D20 Sheet1.E17:Sheet1.E17 Sheet1.E18:Sheet1.E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cm" svg:height="5cm" svg:x="14.929cm" svg:y="17.623cm">
            <draw:object draw:notify-on-update-of-ranges="Sheet1.A43:Sheet1.A45 Sheet1.B42:Sheet1.B42 Sheet1.B43:Sheet1.B45 Sheet1.C42:Sheet1.C42 Sheet1.C43:Sheet1.C45 Sheet1.D42:Sheet1.D42 Sheet1.D43:Sheet1.D45 Sheet1.E42:Sheet1.E42 Sheet1.E43:Sheet1.E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cm" svg:height="5cm" svg:x="14.901cm" svg:y="22.883cm">
            <draw:object draw:notify-on-update-of-ranges="Sheet1.A56:Sheet1.A58 Sheet1.B55:Sheet1.B55 Sheet1.B56:Sheet1.B58 Sheet1.C55:Sheet1.C55 Sheet1.C56:Sheet1.C58 Sheet1.D55:Sheet1.D55 Sheet1.D56:Sheet1.D58 Sheet1.E55:Sheet1.E55 Sheet1.E56:Sheet1.E5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cm" svg:height="5cm" svg:x="14.844cm" svg:y="33.78cm">
            <draw:object draw:notify-on-update-of-ranges="Sheet1.A78:Sheet1.A78 Sheet1.B78:Sheet1.D78 Sheet1.A79:Sheet1.A79 Sheet1.B79:Sheet1.D79 Sheet1.A80:Sheet1.A80 Sheet1.B80:Sheet1.D80 Sheet1.A81:Sheet1.A81 Sheet1.B81:Sheet1.D8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cm" svg:height="5cm" svg:x="14.874cm" svg:y="28.334cm">
            <draw:object draw:notify-on-update-of-ranges="Sheet1.A67:Sheet1.A69 Sheet1.B66:Sheet1.B66 Sheet1.B67:Sheet1.B69 Sheet1.C66:Sheet1.C66 Sheet1.C67:Sheet1.C69 Sheet1.D66:Sheet1.D66 Sheet1.D67:Sheet1.D69 Sheet1.E66:Sheet1.E66 Sheet1.E67:Sheet1.E6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cm" svg:height="5cm" svg:x="14.461cm" svg:y="40.607cm">
            <draw:object draw:notify-on-update-of-ranges="Sheet1.A94:Sheet1.A94 Sheet1.B94:Sheet1.D94 Sheet1.A95:Sheet1.A95 Sheet1.B95:Sheet1.D95 Sheet1.A96:Sheet1.A96 Sheet1.B96:Sheet1.D96 Sheet1.A97:Sheet1.A97 Sheet1.B97:Sheet1.D9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7" draw:style-name="gr1" draw:text-style-name="P1" svg:width="18cm" svg:height="5cm" svg:x="14.405cm" svg:y="11.734cm">
            <draw:object draw:notify-on-update-of-ranges="Sheet1.A27:Sheet1.A28 Sheet1.A29:Sheet1.A31 Sheet1.B27:Sheet1.B28 Sheet1.B29:Sheet1.B31 Sheet1.C27:Sheet1.C28 Sheet1.C29:Sheet1.C31 Sheet1.D27:Sheet1.D28 Sheet1.D29:Sheet1.D31 Sheet1.E27:Sheet1.E28 Sheet1.E29:Sheet1.E3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Intel i5</text:p>
          </table:table-cell>
          <table:table-cell office:value-type="string" calcext:value-type="string">
            <text:p>Raspberry 2</text:p>
          </table:table-cell>
          <table:table-cell office:value-type="string" calcext:value-type="string">
            <text:p>Raspberry 1</text:p>
          </table:table-cell>
          <table:table-cell office:value-type="string" calcext:value-type="string">
            <text:p>m3.large</text:p>
          </table:table-cell>
          <table:table-cell office:value-type="string" calcext:value-type="string">
            <text:p>http://www.rapidtables.com/tools/bar-graph.htm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058" calcext:value-type="float">
            <text:p>0.058</text:p>
          </table:table-cell>
          <table:table-cell office:value-type="float" office:value="0.121" calcext:value-type="float">
            <text:p>0.121</text:p>
          </table:table-cell>
          <table:table-cell office:value-type="float" office:value="0.355" calcext:value-type="float">
            <text:p>0.355</text:p>
          </table:table-cell>
          <table:table-cell office:value-type="float" office:value="0.021" calcext:value-type="float">
            <text:p>0.021</text:p>
          </table:table-cell>
          <table:table-cell/>
        </table:table-row>
        <table:table-row table:style-name="ro1">
          <table:table-cell office:value-type="string" calcext:value-type="string">
            <text:p>ultimate</text:p>
          </table:table-cell>
          <table:table-cell office:value-type="float" office:value="0.211" calcext:value-type="float">
            <text:p>0.21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1" calcext:value-type="float">
            <text:p>0.561</text:p>
          </table:table-cell>
          <table:table-cell office:value-type="float" office:value="0.072" calcext:value-type="float">
            <text:p>0.072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838" calcext:value-type="float">
            <text:p>0.838</text:p>
          </table:table-cell>
          <table:table-cell office:value-type="float" office:value="2.796" calcext:value-type="float">
            <text:p>2.796</text:p>
          </table:table-cell>
          <table:table-cell office:value-type="float" office:value="4.08" calcext:value-type="float">
            <text:p>4.08</text:p>
          </table:table-cell>
          <table:table-cell office:value-type="float" office:value="0.569" calcext:value-type="float">
            <text:p>0.569</text:p>
          </table:table-cell>
          <table:table-cell/>
        </table:table-row>
        <table:table-row table:style-name="ro1">
          <table:table-cell office:value-type="string" calcext:value-type="string">
            <text:p>get&amp;add</text:p>
          </table:table-cell>
          <table:table-cell office:value-type="float" office:value="1.022" calcext:value-type="float">
            <text:p>1.022</text:p>
          </table:table-cell>
          <table:table-cell office:value-type="float" office:value="2.447" calcext:value-type="float">
            <text:p>2.44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41" calcext:value-type="float">
            <text:p>1.41</text:p>
          </table:table-cell>
          <table:table-cell office:value-type="float" office:value="2.736" calcext:value-type="float">
            <text:p>2.736</text:p>
          </table:table-cell>
          <table:table-cell office:value-type="float" office:value="4.565" calcext:value-type="float">
            <text:p>4.565</text:p>
          </table:table-cell>
          <table:table-cell office:value-type="float" office:value="1.161" calcext:value-type="float">
            <text:p>1.161</text:p>
          </table:table-cell>
          <table:table-cell/>
        </table:table-row>
        <table:table-row table:style-name="ro1">
          <table:table-cell office:value-type="string" calcext:value-type="string">
            <text:p>get&amp;set</text:p>
          </table:table-cell>
          <table:table-cell office:value-type="float" office:value="1.36" calcext:value-type="float">
            <text:p>1.36</text:p>
          </table:table-cell>
          <table:table-cell office:value-type="float" office:value="2.819" calcext:value-type="float">
            <text:p>2.819</text:p>
          </table:table-cell>
          <table:table-cell office:value-type="float" office:value="3.076" calcext:value-type="float">
            <text:p>3.076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53" calcext:value-type="float">
            <text:p>3.53</text:p>
          </table:table-cell>
          <table:table-cell office:value-type="float" office:value="1.986" calcext:value-type="float">
            <text:p>1.986</text:p>
          </table:table-cell>
          <table:table-cell office:value-type="float" office:value="3.741" calcext:value-type="float">
            <text:p>3.741</text:p>
          </table:table-cell>
          <table:table-cell office:value-type="float" office:value="0.566" calcext:value-type="float">
            <text:p>0.566</text:p>
          </table:table-cell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Intel i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41" calcext:value-type="float">
            <text:p>1.4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1" calcext:value-type="float">
            <text:p>0.261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838" calcext:value-type="float">
            <text:p>0.838</text:p>
          </table:table-cell>
          <table:table-cell office:value-type="float" office:value="0.761" calcext:value-type="float">
            <text:p>0.76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96" calcext:value-type="float">
            <text:p>0.296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53" calcext:value-type="float">
            <text:p>3.53</text:p>
          </table:table-cell>
          <table:table-cell office:value-type="float" office:value="0.896" calcext:value-type="float">
            <text:p>0.896</text:p>
          </table:table-cell>
          <table:table-cell office:value-type="float" office:value="0.241" calcext:value-type="float">
            <text:p>0.241</text:p>
          </table:table-cell>
          <table:table-cell office:value-type="float" office:value="0.305" calcext:value-type="float">
            <text:p>0.305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Intel Core2 Qua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.169" calcext:value-type="float">
            <text:p>3.169</text:p>
          </table:table-cell>
          <table:table-cell office:value-type="float" office:value="3.052" calcext:value-type="float">
            <text:p>3.052</text:p>
          </table:table-cell>
          <table:table-cell office:value-type="float" office:value="0.577" calcext:value-type="float">
            <text:p>0.577</text:p>
          </table:table-cell>
          <table:table-cell office:value-type="float" office:value="0.298" calcext:value-type="float">
            <text:p>0.298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994" calcext:value-type="float">
            <text:p>2.994</text:p>
          </table:table-cell>
          <table:table-cell office:value-type="float" office:value="1.808" calcext:value-type="float">
            <text:p>1.808</text:p>
          </table:table-cell>
          <table:table-cell office:value-type="float" office:value="0.588" calcext:value-type="float">
            <text:p>0.588</text:p>
          </table:table-cell>
          <table:table-cell office:value-type="float" office:value="0.328" calcext:value-type="float">
            <text:p>0.328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4.133" calcext:value-type="float">
            <text:p>4.133</text:p>
          </table:table-cell>
          <table:table-cell office:value-type="float" office:value="3.102" calcext:value-type="float">
            <text:p>3.102</text:p>
          </table:table-cell>
          <table:table-cell office:value-type="float" office:value="0.676" calcext:value-type="float">
            <text:p>0.676</text:p>
          </table:table-cell>
          <table:table-cell office:value-type="float" office:value="0.373" calcext:value-type="float">
            <text:p>0.373</text:p>
          </table:table-cell>
          <table:table-cell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 calcext:value-type="string">
            <text:p>Raspberry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.736" calcext:value-type="float">
            <text:p>2.736</text:p>
          </table:table-cell>
          <table:table-cell office:value-type="float" office:value="2.601" calcext:value-type="float">
            <text:p>2.601</text:p>
          </table:table-cell>
          <table:table-cell office:value-type="float" office:value="1.348" calcext:value-type="float">
            <text:p>1.348</text:p>
          </table:table-cell>
          <table:table-cell office:value-type="float" office:value="1.266" calcext:value-type="float">
            <text:p>1.266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796" calcext:value-type="float">
            <text:p>2.796</text:p>
          </table:table-cell>
          <table:table-cell office:value-type="float" office:value="2.744" calcext:value-type="float">
            <text:p>2.744</text:p>
          </table:table-cell>
          <table:table-cell office:value-type="float" office:value="1.621" calcext:value-type="float">
            <text:p>1.621</text:p>
          </table:table-cell>
          <table:table-cell office:value-type="float" office:value="1.534" calcext:value-type="float">
            <text:p>1.534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86" calcext:value-type="float">
            <text:p>1.986</text:p>
          </table:table-cell>
          <table:table-cell office:value-type="float" office:value="2.048" calcext:value-type="float">
            <text:p>2.048</text:p>
          </table:table-cell>
          <table:table-cell office:value-type="float" office:value="1.514" calcext:value-type="float">
            <text:p>1.514</text:p>
          </table:table-cell>
          <table:table-cell office:value-type="float" office:value="1.403" calcext:value-type="float">
            <text:p>1.403</text:p>
          </table:table-cell>
          <table:table-cell/>
        </table:table-row>
        <table:table-row table:style-name="ro1" table:number-rows-repeated="8">
          <table:table-cell table:number-columns-repeated="6"/>
        </table:table-row>
        <table:table-row table:style-name="ro1">
          <table:table-cell office:value-type="string" calcext:value-type="string">
            <text:p>Raspberry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4.565" calcext:value-type="float">
            <text:p>4.565</text:p>
          </table:table-cell>
          <table:table-cell office:value-type="float" office:value="4.464" calcext:value-type="float">
            <text:p>4.464</text:p>
          </table:table-cell>
          <table:table-cell office:value-type="float" office:value="3.788" calcext:value-type="float">
            <text:p>3.788</text:p>
          </table:table-cell>
          <table:table-cell office:value-type="float" office:value="2.336" calcext:value-type="float">
            <text:p>2.336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4.08" calcext:value-type="float">
            <text:p>4.08</text:p>
          </table:table-cell>
          <table:table-cell office:value-type="float" office:value="4.093" calcext:value-type="float">
            <text:p>4.093</text:p>
          </table:table-cell>
          <table:table-cell office:value-type="float" office:value="3.62" calcext:value-type="float">
            <text:p>3.62</text:p>
          </table:table-cell>
          <table:table-cell office:value-type="float" office:value="1.812" calcext:value-type="float">
            <text:p>1.812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741" calcext:value-type="float">
            <text:p>3.741</text:p>
          </table:table-cell>
          <table:table-cell office:value-type="float" office:value="3.958" calcext:value-type="float">
            <text:p>3.958</text:p>
          </table:table-cell>
          <table:table-cell office:value-type="float" office:value="4.247" calcext:value-type="float">
            <text:p>4.247</text:p>
          </table:table-cell>
          <table:table-cell office:value-type="float" office:value="2.244" calcext:value-type="float">
            <text:p>2.244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m3.lar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161" calcext:value-type="float">
            <text:p>1.161</text:p>
          </table:table-cell>
          <table:table-cell office:value-type="float" office:value="0.308" calcext:value-type="float">
            <text:p>0.30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2" calcext:value-type="float">
            <text:p>0.142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569" calcext:value-type="float">
            <text:p>0.569</text:p>
          </table:table-cell>
          <table:table-cell office:value-type="float" office:value="0.338" calcext:value-type="float">
            <text:p>0.33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2" calcext:value-type="float">
            <text:p>0.132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0.566" calcext:value-type="float">
            <text:p>0.566</text:p>
          </table:table-cell>
          <table:table-cell office:value-type="float" office:value="0.341" calcext:value-type="float">
            <text:p>0.34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1" calcext:value-type="float">
            <text:p>0.131</text:p>
          </table:table-cell>
          <table:table-cell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l i5</text:p>
          </table:table-cell>
          <table:table-cell office:value-type="string" calcext:value-type="string">
            <text:p>Intel Quad</text:p>
          </table:table-cell>
          <table:table-cell office:value-type="string" calcext:value-type="string">
            <text:p>Raspberry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KET</text:p>
          </table:table-cell>
          <table:table-cell office:value-type="float" office:value="1.066" calcext:value-type="float">
            <text:p>1.066</text:p>
          </table:table-cell>
          <table:table-cell office:value-type="float" office:value="3.542" calcext:value-type="float">
            <text:p>3.542</text:p>
          </table:table-cell>
          <table:table-cell office:value-type="float" office:value="2.063" calcext:value-type="float">
            <text:p>2.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</text:p>
          </table:table-cell>
          <table:table-cell office:value-type="float" office:value="0.888" calcext:value-type="float">
            <text:p>0.888</text:p>
          </table:table-cell>
          <table:table-cell office:value-type="float" office:value="1.608" calcext:value-type="float">
            <text:p>1.608</text:p>
          </table:table-cell>
          <table:table-cell office:value-type="float" office:value="1.443" calcext:value-type="float">
            <text:p>1.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H</text:p>
          </table:table-cell>
          <table:table-cell office:value-type="float" office:value="0.872" calcext:value-type="float">
            <text:p>0.872</text:p>
          </table:table-cell>
          <table:table-cell office:value-type="float" office:value="2.336" calcext:value-type="float">
            <text:p>2.336</text:p>
          </table:table-cell>
          <table:table-cell office:value-type="float" office:value="1.504" calcext:value-type="float">
            <text:p>1.504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office:value-type="string" calcext:value-type="string">
            <text:p>Yiel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l i5</text:p>
          </table:table-cell>
          <table:table-cell office:value-type="string" calcext:value-type="string">
            <text:p>Intel Quad</text:p>
          </table:table-cell>
          <table:table-cell office:value-type="string" calcext:value-type="string">
            <text:p>Raspberry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KET</text:p>
          </table:table-cell>
          <table:table-cell office:value-type="float" office:value="2.623" calcext:value-type="float">
            <text:p>2.623</text:p>
          </table:table-cell>
          <table:table-cell office:value-type="float" office:value="2.768" calcext:value-type="float">
            <text:p>2.768</text:p>
          </table:table-cell>
          <table:table-cell office:value-type="float" office:value="7.458" calcext:value-type="float">
            <text:p>7.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</text:p>
          </table:table-cell>
          <table:table-cell office:value-type="float" office:value="2.521" calcext:value-type="float">
            <text:p>2.521</text:p>
          </table:table-cell>
          <table:table-cell office:value-type="float" office:value="3.325" calcext:value-type="float">
            <text:p>3.325</text:p>
          </table:table-cell>
          <table:table-cell office:value-type="float" office:value="7.094" calcext:value-type="float">
            <text:p>7.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H</text:p>
          </table:table-cell>
          <table:table-cell office:value-type="float" office:value="2.459" calcext:value-type="float">
            <text:p>2.459</text:p>
          </table:table-cell>
          <table:table-cell office:value-type="float" office:value="3.436" calcext:value-type="float">
            <text:p>3.436</text:p>
          </table:table-cell>
          <table:table-cell office:value-type="float" office:value="8.208" calcext:value-type="float">
            <text:p>8.2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3P0"/>
    </number:currency-style>
    <number:currency-style style:name="N11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3:59:27.259414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3-15T21:33:05.113094197</dc:date>
    <dc:creator>Ricardo Galli</dc:creator>
    <meta:editing-duration>P1DT6H50M19S</meta:editing-duration>
    <meta:editing-cycles>33</meta:editing-cycles>
    <meta:generator>LibreOffice/4.3.3.2$Linux_X86_64 LibreOffice_project/430m0$Build-2</meta:generator>
    <meta:document-statistic meta:table-count="1" meta:cell-count="17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94cm" svg:y="1.454cm" style:legend-expansion="high" chart:style-name="ch2"/>
        <chart:plot-area chart:style-name="ch3" table:cell-range-address="Sheet1.A1:Sheet1.E8" chart:data-source-has-labels="both" svg:x="0.36cm" svg:y="0.1cm" svg:width="14.674cm" svg:height="4.801cm">
          <chartooo:coordinate-region svg:x="0.796cm" svg:y="0.299cm" svg:width="14.238cm" svg:height="3.955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B1:Sheet1.B1" chart:class="chart:bar">
            <chart:data-point chart:repeated="7"/>
          </chart:series>
          <chart:series chart:style-name="ch8" chart:values-cell-range-address="Sheet1.C2:Sheet1.C8" chart:label-cell-address="Sheet1.C1:Sheet1.C1" chart:class="chart:bar">
            <chart:data-point chart:repeated="7"/>
          </chart:series>
          <chart:series chart:style-name="ch9" chart:values-cell-range-address="Sheet1.D2:Sheet1.D8" chart:label-cell-address="Sheet1.D1:Sheet1.D1" chart:class="chart:bar">
            <chart:data-point chart:repeated="7"/>
          </chart:series>
          <chart:series chart:style-name="ch10" chart:values-cell-range-address="Sheet1.E2:Sheet1.E8" chart:label-cell-address="Sheet1.E1:Sheet1.E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i5</text:p>
                <draw:g>
                  <svg:desc>Sheet1.B1:Sheet1.B1</svg:desc>
                </draw:g>
              </table:table-cell>
              <table:table-cell office:value-type="string">
                <text:p>Raspberry 2</text:p>
                <draw:g>
                  <svg:desc>Sheet1.C1:Sheet1.C1</svg:desc>
                </draw:g>
              </table:table-cell>
              <table:table-cell office:value-type="string">
                <text:p>Raspberry 1</text:p>
                <draw:g>
                  <svg:desc>Sheet1.D1:Sheet1.D1</svg:desc>
                </draw:g>
              </table:table-cell>
              <table:table-cell office:value-type="string">
                <text:p>m3.larg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Sheet1.A2:Sheet1.A8</svg:desc>
                </draw:g>
              </table:table-cell>
              <table:table-cell office:value-type="float" office:value="0.058">
                <text:p>0.058</text:p>
                <draw:g>
                  <svg:desc>Sheet1.B2:Sheet1.B8</svg:desc>
                </draw:g>
              </table:table-cell>
              <table:table-cell office:value-type="float" office:value="0.121">
                <text:p>0.121</text:p>
                <draw:g>
                  <svg:desc>Sheet1.C2:Sheet1.C8</svg:desc>
                </draw:g>
              </table:table-cell>
              <table:table-cell office:value-type="float" office:value="0.355">
                <text:p>0.355</text:p>
                <draw:g>
                  <svg:desc>Sheet1.D2:Sheet1.D8</svg:desc>
                </draw:g>
              </table:table-cell>
              <table:table-cell office:value-type="float" office:value="0.021">
                <text:p>0.021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0.211">
                <text:p>0.211</text:p>
              </table:table-cell>
              <table:table-cell office:value-type="float" office:value="0.554">
                <text:p>0.554</text:p>
              </table:table-cell>
              <table:table-cell office:value-type="float" office:value="0.561">
                <text:p>0.56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838">
                <text:p>0.838</text:p>
              </table:table-cell>
              <table:table-cell office:value-type="float" office:value="2.796">
                <text:p>2.796</text:p>
              </table:table-cell>
              <table:table-cell office:value-type="float" office:value="4.08">
                <text:p>4.08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get&amp;add</text:p>
              </table:table-cell>
              <table:table-cell office:value-type="float" office:value="1.022">
                <text:p>1.022</text:p>
              </table:table-cell>
              <table:table-cell office:value-type="float" office:value="2.447">
                <text:p>2.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</text:p>
              </table:table-cell>
              <table:table-cell office:value-type="float" office:value="1.41">
                <text:p>1.41</text:p>
              </table:table-cell>
              <table:table-cell office:value-type="float" office:value="2.736">
                <text:p>2.736</text:p>
              </table:table-cell>
              <table:table-cell office:value-type="float" office:value="4.565">
                <text:p>4.565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>get&amp;set</text:p>
              </table:table-cell>
              <table:table-cell office:value-type="float" office:value="1.36">
                <text:p>1.36</text:p>
              </table:table-cell>
              <table:table-cell office:value-type="float" office:value="2.819">
                <text:p>2.819</text:p>
              </table:table-cell>
              <table:table-cell office:value-type="float" office:value="3.076">
                <text:p>3.07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53">
                <text:p>3.53</text:p>
              </table:table-cell>
              <table:table-cell office:value-type="float" office:value="1.986">
                <text:p>1.986</text:p>
              </table:table-cell>
              <table:table-cell office:value-type="float" office:value="3.741">
                <text:p>3.741</text:p>
              </table:table-cell>
              <table:table-cell office:value-type="float" office:value="0.566">
                <text:p>0.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17:Sheet1.E20" chart:data-source-has-labels="both" svg:x="0.36cm" svg:y="0.1cm" svg:width="15.415cm" svg:height="4.801cm">
          <chartooo:coordinate-region svg:x="1.087cm" svg:y="0.299cm" svg:width="14.688cm" svg:height="3.955cm"/>
          <chart:axis chart:dimension="x" chart:name="primary-x" chart:style-name="ch4" chartooo:axis-type="auto">
            <chartooo:date-scale/>
            <chart:categories table:cell-range-address="Sheet1.A18:Sheet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8:Sheet1.B20" chart:label-cell-address="Sheet1.B17:Sheet1.B17" chart:class="chart:bar">
            <chart:data-point chart:repeated="3"/>
          </chart:series>
          <chart:series chart:style-name="ch8" chart:values-cell-range-address="Sheet1.C18:Sheet1.C20" chart:label-cell-address="Sheet1.C17:Sheet1.C17" chart:class="chart:bar">
            <chart:data-point chart:repeated="3"/>
          </chart:series>
          <chart:series chart:style-name="ch9" chart:values-cell-range-address="Sheet1.D18:Sheet1.D20" chart:label-cell-address="Sheet1.D17:Sheet1.D17" chart:class="chart:bar">
            <chart:data-point chart:repeated="3"/>
          </chart:series>
          <chart:series chart:style-name="ch10" chart:values-cell-range-address="Sheet1.E18:Sheet1.E20" chart:label-cell-address="Sheet1.E17:Sheet1.E1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17:Sheet1.B17</svg:desc>
                </draw:g>
              </table:table-cell>
              <table:table-cell office:value-type="string">
                <text:p>test</text:p>
                <draw:g>
                  <svg:desc>Sheet1.C17:Sheet1.C17</svg:desc>
                </draw:g>
              </table:table-cell>
              <table:table-cell office:value-type="string">
                <text:p>yield</text:p>
                <draw:g>
                  <svg:desc>Sheet1.D17:Sheet1.D17</svg:desc>
                </draw:g>
              </table:table-cell>
              <table:table-cell office:value-type="string">
                <text:p>backoff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18:Sheet1.A20</svg:desc>
                </draw:g>
              </table:table-cell>
              <table:table-cell office:value-type="float" office:value="1.41">
                <text:p>1.41</text:p>
                <draw:g>
                  <svg:desc>Sheet1.B18:Sheet1.B20</svg:desc>
                </draw:g>
              </table:table-cell>
              <table:table-cell office:value-type="float" office:value="0.667">
                <text:p>0.667</text:p>
                <draw:g>
                  <svg:desc>Sheet1.C18:Sheet1.C20</svg:desc>
                </draw:g>
              </table:table-cell>
              <table:table-cell office:value-type="float" office:value="0.242">
                <text:p>0.242</text:p>
                <draw:g>
                  <svg:desc>Sheet1.D18:Sheet1.D20</svg:desc>
                </draw:g>
              </table:table-cell>
              <table:table-cell office:value-type="float" office:value="0.261">
                <text:p>0.261</text:p>
                <draw:g>
                  <svg:desc>Sheet1.E18:Sheet1.E20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838">
                <text:p>0.838</text:p>
              </table:table-cell>
              <table:table-cell office:value-type="float" office:value="0.761">
                <text:p>0.761</text:p>
              </table:table-cell>
              <table:table-cell office:value-type="float" office:value="0.273">
                <text:p>0.273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53">
                <text:p>3.53</text:p>
              </table:table-cell>
              <table:table-cell office:value-type="float" office:value="0.896">
                <text:p>0.896</text:p>
              </table:table-cell>
              <table:table-cell office:value-type="float" office:value="0.241">
                <text:p>0.241</text:p>
              </table:table-cell>
              <table:table-cell office:value-type="float" office:value="0.305">
                <text:p>0.3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42:Sheet1.E45" chart:data-source-has-labels="both" svg:x="0.36cm" svg:y="0.1cm" svg:width="15.415cm" svg:height="4.801cm">
          <chartooo:coordinate-region svg:x="1.087cm" svg:y="0.299cm" svg:width="14.688cm" svg:height="3.955cm"/>
          <chart:axis chart:dimension="x" chart:name="primary-x" chart:style-name="ch4" chartooo:axis-type="auto">
            <chartooo:date-scale/>
            <chart:categories table:cell-range-address="Sheet1.A43:Sheet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3:Sheet1.B45" chart:label-cell-address="Sheet1.B42:Sheet1.B42" chart:class="chart:bar">
            <chart:data-point chart:repeated="3"/>
          </chart:series>
          <chart:series chart:style-name="ch8" chart:values-cell-range-address="Sheet1.C43:Sheet1.C45" chart:label-cell-address="Sheet1.C42:Sheet1.C42" chart:class="chart:bar">
            <chart:data-point chart:repeated="3"/>
          </chart:series>
          <chart:series chart:style-name="ch9" chart:values-cell-range-address="Sheet1.D43:Sheet1.D45" chart:label-cell-address="Sheet1.D42:Sheet1.D42" chart:class="chart:bar">
            <chart:data-point chart:repeated="3"/>
          </chart:series>
          <chart:series chart:style-name="ch10" chart:values-cell-range-address="Sheet1.E43:Sheet1.E45" chart:label-cell-address="Sheet1.E42:Sheet1.E4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42:Sheet1.B42</svg:desc>
                </draw:g>
              </table:table-cell>
              <table:table-cell office:value-type="string">
                <text:p>test</text:p>
                <draw:g>
                  <svg:desc>Sheet1.C42:Sheet1.C42</svg:desc>
                </draw:g>
              </table:table-cell>
              <table:table-cell office:value-type="string">
                <text:p>yield</text:p>
                <draw:g>
                  <svg:desc>Sheet1.D42:Sheet1.D42</svg:desc>
                </draw:g>
              </table:table-cell>
              <table:table-cell office:value-type="string">
                <text:p>backoff</text:p>
                <draw:g>
                  <svg:desc>Sheet1.E42:Sheet1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43:Sheet1.A45</svg:desc>
                </draw:g>
              </table:table-cell>
              <table:table-cell office:value-type="float" office:value="2.736">
                <text:p>2.736</text:p>
                <draw:g>
                  <svg:desc>Sheet1.B43:Sheet1.B45</svg:desc>
                </draw:g>
              </table:table-cell>
              <table:table-cell office:value-type="float" office:value="2.601">
                <text:p>2.601</text:p>
                <draw:g>
                  <svg:desc>Sheet1.C43:Sheet1.C45</svg:desc>
                </draw:g>
              </table:table-cell>
              <table:table-cell office:value-type="float" office:value="1.348">
                <text:p>1.348</text:p>
                <draw:g>
                  <svg:desc>Sheet1.D43:Sheet1.D45</svg:desc>
                </draw:g>
              </table:table-cell>
              <table:table-cell office:value-type="float" office:value="1.266">
                <text:p>1.266</text:p>
                <draw:g>
                  <svg:desc>Sheet1.E43:Sheet1.E45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796">
                <text:p>2.796</text:p>
              </table:table-cell>
              <table:table-cell office:value-type="float" office:value="2.744">
                <text:p>2.744</text:p>
              </table:table-cell>
              <table:table-cell office:value-type="float" office:value="1.621">
                <text:p>1.621</text:p>
              </table:table-cell>
              <table:table-cell office:value-type="float" office:value="1.534">
                <text:p>1.534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86">
                <text:p>1.986</text:p>
              </table:table-cell>
              <table:table-cell office:value-type="float" office:value="2.048">
                <text:p>2.048</text:p>
              </table:table-cell>
              <table:table-cell office:value-type="float" office:value="1.514">
                <text:p>1.514</text:p>
              </table:table-cell>
              <table:table-cell office:value-type="float" office:value="1.403">
                <text:p>1.4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55:Sheet1.E58" chart:data-source-has-labels="both" svg:x="0.36cm" svg:y="0.1cm" svg:width="15.415cm" svg:height="4.801cm">
          <chartooo:coordinate-region svg:x="0.796cm" svg:y="0.299cm" svg:width="14.979cm" svg:height="3.955cm"/>
          <chart:axis chart:dimension="x" chart:name="primary-x" chart:style-name="ch4" chartooo:axis-type="auto">
            <chartooo:date-scale/>
            <chart:categories table:cell-range-address="Sheet1.A56:Sheet1.A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6:Sheet1.B58" chart:label-cell-address="Sheet1.B55:Sheet1.B55" chart:class="chart:bar">
            <chart:data-point chart:repeated="3"/>
          </chart:series>
          <chart:series chart:style-name="ch8" chart:values-cell-range-address="Sheet1.C56:Sheet1.C58" chart:label-cell-address="Sheet1.C55:Sheet1.C55" chart:class="chart:bar">
            <chart:data-point chart:repeated="3"/>
          </chart:series>
          <chart:series chart:style-name="ch9" chart:values-cell-range-address="Sheet1.D56:Sheet1.D58" chart:label-cell-address="Sheet1.D55:Sheet1.D55" chart:class="chart:bar">
            <chart:data-point chart:repeated="3"/>
          </chart:series>
          <chart:series chart:style-name="ch10" chart:values-cell-range-address="Sheet1.E56:Sheet1.E58" chart:label-cell-address="Sheet1.E55:Sheet1.E5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55:Sheet1.B55</svg:desc>
                </draw:g>
              </table:table-cell>
              <table:table-cell office:value-type="string">
                <text:p>test</text:p>
                <draw:g>
                  <svg:desc>Sheet1.C55:Sheet1.C55</svg:desc>
                </draw:g>
              </table:table-cell>
              <table:table-cell office:value-type="string">
                <text:p>yield</text:p>
                <draw:g>
                  <svg:desc>Sheet1.D55:Sheet1.D55</svg:desc>
                </draw:g>
              </table:table-cell>
              <table:table-cell office:value-type="string">
                <text:p>backoff</text:p>
                <draw:g>
                  <svg:desc>Sheet1.E55:Sheet1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56:Sheet1.A58</svg:desc>
                </draw:g>
              </table:table-cell>
              <table:table-cell office:value-type="float" office:value="4.565">
                <text:p>4.565</text:p>
                <draw:g>
                  <svg:desc>Sheet1.B56:Sheet1.B58</svg:desc>
                </draw:g>
              </table:table-cell>
              <table:table-cell office:value-type="float" office:value="4.464">
                <text:p>4.464</text:p>
                <draw:g>
                  <svg:desc>Sheet1.C56:Sheet1.C58</svg:desc>
                </draw:g>
              </table:table-cell>
              <table:table-cell office:value-type="float" office:value="3.788">
                <text:p>3.788</text:p>
                <draw:g>
                  <svg:desc>Sheet1.D56:Sheet1.D58</svg:desc>
                </draw:g>
              </table:table-cell>
              <table:table-cell office:value-type="float" office:value="2.336">
                <text:p>2.336</text:p>
                <draw:g>
                  <svg:desc>Sheet1.E56:Sheet1.E58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4.08">
                <text:p>4.08</text:p>
              </table:table-cell>
              <table:table-cell office:value-type="float" office:value="4.093">
                <text:p>4.093</text:p>
              </table:table-cell>
              <table:table-cell office:value-type="float" office:value="3.62">
                <text:p>3.62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741">
                <text:p>3.741</text:p>
              </table:table-cell>
              <table:table-cell office:value-type="float" office:value="3.958">
                <text:p>3.958</text:p>
              </table:table-cell>
              <table:table-cell office:value-type="float" office:value="4.247">
                <text:p>4.247</text:p>
              </table:table-cell>
              <table:table-cell office:value-type="float" office:value="2.244">
                <text:p>2.2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703cm" style:legend-expansion="high" chart:style-name="ch2"/>
        <chart:plot-area chart:style-name="ch3" table:cell-range-address="Sheet1.A94:Sheet1.D97" chart:data-source-has-labels="both" svg:x="0.36cm" svg:y="0.1cm" svg:width="15.282cm" svg:height="4.801cm">
          <chartooo:coordinate-region svg:x="0.902cm" svg:y="0.299cm" svg:width="14.661cm" svg:height="3.955cm"/>
          <chart:axis chart:dimension="x" chart:name="primary-x" chart:style-name="ch4" chartooo:axis-type="auto">
            <chartooo:date-scale/>
            <chart:categories table:cell-range-address="Sheet1.B94:Sheet1.D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5:Sheet1.D95" chart:label-cell-address="Sheet1.A95:Sheet1.A95" chart:class="chart:bar">
            <chart:data-point chart:repeated="3"/>
          </chart:series>
          <chart:series chart:style-name="ch8" chart:values-cell-range-address="Sheet1.B96:Sheet1.D96" chart:label-cell-address="Sheet1.A96:Sheet1.A96" chart:class="chart:bar">
            <chart:data-point chart:repeated="3"/>
          </chart:series>
          <chart:series chart:style-name="ch9" chart:values-cell-range-address="Sheet1.B97:Sheet1.D97" chart:label-cell-address="Sheet1.A97:Sheet1.A9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i5</text:p>
                <draw:g>
                  <svg:desc>Sheet1.B94:Sheet1.D94</svg:desc>
                </draw:g>
              </table:table-cell>
              <table:table-cell office:value-type="string">
                <text:p>Intel Quad</text:p>
              </table:table-cell>
              <table:table-cell office:value-type="string">
                <text:p>Raspberry 2</text:p>
              </table:table-cell>
            </table:table-row>
          </table:table-header-rows>
          <table:table-rows>
            <table:table-row>
              <table:table-cell office:value-type="string">
                <text:p>TICKET</text:p>
                <draw:g>
                  <svg:desc>Sheet1.A95:Sheet1.A95</svg:desc>
                </draw:g>
              </table:table-cell>
              <table:table-cell office:value-type="float" office:value="2.623">
                <text:p>2.623</text:p>
                <draw:g>
                  <svg:desc>Sheet1.B95:Sheet1.D95</svg:desc>
                </draw:g>
              </table:table-cell>
              <table:table-cell office:value-type="float" office:value="2.768">
                <text:p>2.768</text:p>
              </table:table-cell>
              <table:table-cell office:value-type="float" office:value="7.458">
                <text:p>7.458</text:p>
              </table:table-cell>
            </table:table-row>
            <table:table-row>
              <table:table-cell office:value-type="string">
                <text:p>MCS</text:p>
                <draw:g>
                  <svg:desc>Sheet1.A96:Sheet1.A96</svg:desc>
                </draw:g>
              </table:table-cell>
              <table:table-cell office:value-type="float" office:value="2.521">
                <text:p>2.521</text:p>
                <draw:g>
                  <svg:desc>Sheet1.B96:Sheet1.D96</svg:desc>
                </draw:g>
              </table:table-cell>
              <table:table-cell office:value-type="float" office:value="3.325">
                <text:p>3.325</text:p>
              </table:table-cell>
              <table:table-cell office:value-type="float" office:value="7.094">
                <text:p>7.094</text:p>
              </table:table-cell>
            </table:table-row>
            <table:table-row>
              <table:table-cell office:value-type="string">
                <text:p>CLH</text:p>
                <draw:g>
                  <svg:desc>Sheet1.A97:Sheet1.A97</svg:desc>
                </draw:g>
              </table:table-cell>
              <table:table-cell office:value-type="float" office:value="2.459">
                <text:p>2.459</text:p>
                <draw:g>
                  <svg:desc>Sheet1.B97:Sheet1.D97</svg:desc>
                </draw:g>
              </table:table-cell>
              <table:table-cell office:value-type="float" office:value="3.436">
                <text:p>3.436</text:p>
              </table:table-cell>
              <table:table-cell office:value-type="float" office:value="8.208">
                <text:p>8.2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703cm" style:legend-expansion="high" chart:style-name="ch2"/>
        <chart:plot-area chart:style-name="ch3" table:cell-range-address="Sheet1.A78:Sheet1.D81" chart:data-source-has-labels="both" svg:x="0.36cm" svg:y="0.1cm" svg:width="15.282cm" svg:height="4.801cm">
          <chartooo:coordinate-region svg:x="1.087cm" svg:y="0.299cm" svg:width="14.555cm" svg:height="3.955cm"/>
          <chart:axis chart:dimension="x" chart:name="primary-x" chart:style-name="ch4" chartooo:axis-type="auto">
            <chartooo:date-scale/>
            <chart:categories table:cell-range-address="Sheet1.B78:Sheet1.D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9:Sheet1.D79" chart:label-cell-address="Sheet1.A79:Sheet1.A79" chart:class="chart:bar">
            <chart:data-point chart:repeated="3"/>
          </chart:series>
          <chart:series chart:style-name="ch8" chart:values-cell-range-address="Sheet1.B80:Sheet1.D80" chart:label-cell-address="Sheet1.A80:Sheet1.A80" chart:class="chart:bar">
            <chart:data-point chart:repeated="3"/>
          </chart:series>
          <chart:series chart:style-name="ch9" chart:values-cell-range-address="Sheet1.B81:Sheet1.D81" chart:label-cell-address="Sheet1.A81:Sheet1.A8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i5</text:p>
                <draw:g>
                  <svg:desc>Sheet1.B78:Sheet1.D78</svg:desc>
                </draw:g>
              </table:table-cell>
              <table:table-cell office:value-type="string">
                <text:p>Intel Quad</text:p>
              </table:table-cell>
              <table:table-cell office:value-type="string">
                <text:p>Raspberry 2</text:p>
              </table:table-cell>
            </table:table-row>
          </table:table-header-rows>
          <table:table-rows>
            <table:table-row>
              <table:table-cell office:value-type="string">
                <text:p>TICKET</text:p>
                <draw:g>
                  <svg:desc>Sheet1.A79:Sheet1.A79</svg:desc>
                </draw:g>
              </table:table-cell>
              <table:table-cell office:value-type="float" office:value="1.066">
                <text:p>1.066</text:p>
                <draw:g>
                  <svg:desc>Sheet1.B79:Sheet1.D79</svg:desc>
                </draw:g>
              </table:table-cell>
              <table:table-cell office:value-type="float" office:value="3.542">
                <text:p>3.542</text:p>
              </table:table-cell>
              <table:table-cell office:value-type="float" office:value="2.063">
                <text:p>2.063</text:p>
              </table:table-cell>
            </table:table-row>
            <table:table-row>
              <table:table-cell office:value-type="string">
                <text:p>MCS</text:p>
                <draw:g>
                  <svg:desc>Sheet1.A80:Sheet1.A80</svg:desc>
                </draw:g>
              </table:table-cell>
              <table:table-cell office:value-type="float" office:value="0.888">
                <text:p>0.888</text:p>
                <draw:g>
                  <svg:desc>Sheet1.B80:Sheet1.D80</svg:desc>
                </draw:g>
              </table:table-cell>
              <table:table-cell office:value-type="float" office:value="1.608">
                <text:p>1.608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CLH</text:p>
                <draw:g>
                  <svg:desc>Sheet1.A81:Sheet1.A81</svg:desc>
                </draw:g>
              </table:table-cell>
              <table:table-cell office:value-type="float" office:value="0.872">
                <text:p>0.872</text:p>
                <draw:g>
                  <svg:desc>Sheet1.B81:Sheet1.D81</svg:desc>
                </draw:g>
              </table:table-cell>
              <table:table-cell office:value-type="float" office:value="2.336">
                <text:p>2.336</text:p>
              </table:table-cell>
              <table:table-cell office:value-type="float" office:value="1.504">
                <text:p>1.5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66:Sheet1.E69" chart:data-source-has-labels="both" svg:x="0.36cm" svg:y="0.1cm" svg:width="15.415cm" svg:height="4.801cm">
          <chartooo:coordinate-region svg:x="1.087cm" svg:y="0.3cm" svg:width="14.688cm" svg:height="3.954cm"/>
          <chart:axis chart:dimension="x" chart:name="primary-x" chart:style-name="ch4" chartooo:axis-type="auto">
            <chartooo:date-scale/>
            <chart:categories table:cell-range-address="Sheet1.A67:Sheet1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7:Sheet1.B69" chart:label-cell-address="Sheet1.B66:Sheet1.B66" chart:class="chart:bar">
            <chart:data-point chart:repeated="3"/>
          </chart:series>
          <chart:series chart:style-name="ch8" chart:values-cell-range-address="Sheet1.C67:Sheet1.C69" chart:label-cell-address="Sheet1.C66:Sheet1.C66" chart:class="chart:bar">
            <chart:data-point chart:repeated="3"/>
          </chart:series>
          <chart:series chart:style-name="ch9" chart:values-cell-range-address="Sheet1.D67:Sheet1.D69" chart:label-cell-address="Sheet1.D66:Sheet1.D66" chart:class="chart:bar">
            <chart:data-point chart:repeated="3"/>
          </chart:series>
          <chart:series chart:style-name="ch10" chart:values-cell-range-address="Sheet1.E67:Sheet1.E69" chart:label-cell-address="Sheet1.E66:Sheet1.E6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66:Sheet1.B66</svg:desc>
                </draw:g>
              </table:table-cell>
              <table:table-cell office:value-type="string">
                <text:p>test</text:p>
                <draw:g>
                  <svg:desc>Sheet1.C66:Sheet1.C66</svg:desc>
                </draw:g>
              </table:table-cell>
              <table:table-cell office:value-type="string">
                <text:p>yield</text:p>
                <draw:g>
                  <svg:desc>Sheet1.D66:Sheet1.D66</svg:desc>
                </draw:g>
              </table:table-cell>
              <table:table-cell office:value-type="string">
                <text:p>backoff</text:p>
                <draw:g>
                  <svg:desc>Sheet1.E66:Sheet1.E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67:Sheet1.A69</svg:desc>
                </draw:g>
              </table:table-cell>
              <table:table-cell office:value-type="float" office:value="1.161">
                <text:p>1.161</text:p>
                <draw:g>
                  <svg:desc>Sheet1.B67:Sheet1.B69</svg:desc>
                </draw:g>
              </table:table-cell>
              <table:table-cell office:value-type="float" office:value="0.308">
                <text:p>0.308</text:p>
                <draw:g>
                  <svg:desc>Sheet1.C67:Sheet1.C69</svg:desc>
                </draw:g>
              </table:table-cell>
              <table:table-cell office:value-type="float" office:value="0.145">
                <text:p>0.145</text:p>
                <draw:g>
                  <svg:desc>Sheet1.D67:Sheet1.D69</svg:desc>
                </draw:g>
              </table:table-cell>
              <table:table-cell office:value-type="float" office:value="0.142">
                <text:p>0.142</text:p>
                <draw:g>
                  <svg:desc>Sheet1.E67:Sheet1.E69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569">
                <text:p>0.569</text:p>
              </table:table-cell>
              <table:table-cell office:value-type="float" office:value="0.338">
                <text:p>0.338</text:p>
              </table:table-cell>
              <table:table-cell office:value-type="float" office:value="0.154">
                <text:p>0.154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0.566">
                <text:p>0.566</text:p>
              </table:table-cell>
              <table:table-cell office:value-type="float" office:value="0.341">
                <text:p>0.341</text:p>
              </table:table-cell>
              <table:table-cell office:value-type="float" office:value="0.153">
                <text:p>0.153</text:p>
              </table:table-cell>
              <table:table-cell office:value-type="float" office:value="0.131">
                <text:p>0.1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29cm" svg:y="1.454cm" style:legend-expansion="high" chart:style-name="ch2"/>
        <chart:plot-area chart:style-name="ch3" table:cell-range-address="Sheet1.A27:Sheet1.E31" chart:data-source-has-labels="both" svg:x="0.36cm" svg:y="0.1cm" svg:width="15.309cm" svg:height="4.801cm">
          <chartooo:coordinate-region svg:x="0.796cm" svg:y="0.299cm" svg:width="14.873cm" svg:height="3.955cm"/>
          <chart:axis chart:dimension="x" chart:name="primary-x" chart:style-name="ch4" chartooo:axis-type="auto">
            <chartooo:date-scale/>
            <chart:categories table:cell-range-address="Sheet1.A29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9:Sheet1.B31" chart:label-cell-address="Sheet1.B27:Sheet1.B28" chart:class="chart:bar">
            <chart:data-point chart:repeated="3"/>
          </chart:series>
          <chart:series chart:style-name="ch8" chart:values-cell-range-address="Sheet1.C29:Sheet1.C31" chart:label-cell-address="Sheet1.C27:Sheet1.C28" chart:class="chart:bar">
            <chart:data-point chart:repeated="3"/>
          </chart:series>
          <chart:series chart:style-name="ch9" chart:values-cell-range-address="Sheet1.D29:Sheet1.D31" chart:label-cell-address="Sheet1.D27:Sheet1.D28" chart:class="chart:bar">
            <chart:data-point chart:repeated="3"/>
          </chart:series>
          <chart:series chart:style-name="ch10" chart:values-cell-range-address="Sheet1.E29:Sheet1.E31" chart:label-cell-address="Sheet1.E27:Sheet1.E2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text:list>
                  <text:list-item>
                    <text:p/>
                  </text:list-item>
                  <text:list-item>
                    <text:p>simple</text:p>
                  </text:list-item>
                </text:list>
                <draw:g>
                  <svg:desc>Sheet1.B27:Sheet1.B28</svg:desc>
                </draw:g>
              </table:table-cell>
              <table:table-cell office:value-type="string">
                <text:p>test</text:p>
                <text:list>
                  <text:list-item>
                    <text:p/>
                  </text:list-item>
                  <text:list-item>
                    <text:p>test</text:p>
                  </text:list-item>
                </text:list>
                <draw:g>
                  <svg:desc>Sheet1.C27:Sheet1.C28</svg:desc>
                </draw:g>
              </table:table-cell>
              <table:table-cell office:value-type="string">
                <text:p>yield</text:p>
                <text:list>
                  <text:list-item>
                    <text:p/>
                  </text:list-item>
                  <text:list-item>
                    <text:p>yield</text:p>
                  </text:list-item>
                </text:list>
                <draw:g>
                  <svg:desc>Sheet1.D27:Sheet1.D28</svg:desc>
                </draw:g>
              </table:table-cell>
              <table:table-cell office:value-type="string">
                <text:p>backoff</text:p>
                <text:list>
                  <text:list-item>
                    <text:p/>
                  </text:list-item>
                  <text:list-item>
                    <text:p>backoff</text:p>
                  </text:list-item>
                </text:list>
                <draw:g>
                  <svg:desc>Sheet1.E27:Sheet1.E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29:Sheet1.A31</svg:desc>
                </draw:g>
              </table:table-cell>
              <table:table-cell office:value-type="float" office:value="3.169">
                <text:p>3.169</text:p>
                <draw:g>
                  <svg:desc>Sheet1.B29:Sheet1.B31</svg:desc>
                </draw:g>
              </table:table-cell>
              <table:table-cell office:value-type="float" office:value="3.052">
                <text:p>3.052</text:p>
                <draw:g>
                  <svg:desc>Sheet1.C29:Sheet1.C31</svg:desc>
                </draw:g>
              </table:table-cell>
              <table:table-cell office:value-type="float" office:value="0.577">
                <text:p>0.577</text:p>
                <draw:g>
                  <svg:desc>Sheet1.D29:Sheet1.D31</svg:desc>
                </draw:g>
              </table:table-cell>
              <table:table-cell office:value-type="float" office:value="0.298">
                <text:p>0.298</text:p>
                <draw:g>
                  <svg:desc>Sheet1.E29:Sheet1.E31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994">
                <text:p>2.994</text:p>
              </table:table-cell>
              <table:table-cell office:value-type="float" office:value="1.808">
                <text:p>1.808</text:p>
              </table:table-cell>
              <table:table-cell office:value-type="float" office:value="0.588">
                <text:p>0.58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4.133">
                <text:p>4.133</text:p>
              </table:table-cell>
              <table:table-cell office:value-type="float" office:value="3.102">
                <text:p>3.102</text:p>
              </table:table-cell>
              <table:table-cell office:value-type="float" office:value="0.676">
                <text:p>0.676</text:p>
              </table:table-cell>
              <table:table-cell office:value-type="float" office:value="0.373">
                <text:p>0.3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